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tyle:font-face style:name="Open Sans1" svg:font-family="'Open Sans', sans-serif"/>
    <style:font-face style:name="Roboto" svg:font-family="Roboto, Arial, sans-serif"/>
    <style:font-face style:name="Open sans" svg:font-family="'Ope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00%" fo:text-align="center" style:justify-single-word="false"/>
      <style:text-properties fo:font-variant="normal" fo:text-transform="none" fo:color="#000000" style:font-name="Roboto" fo:font-size="10pt" fo:letter-spacing="normal" fo:font-style="normal" fo:font-weight="bold" officeooo:rsid="001a39d7" officeooo:paragraph-rsid="001a39d7" style:font-size-asian="10pt" style:font-weight-asian="bold" style:font-size-complex="10pt" style:font-weight-complex="bold"/>
    </style:style>
    <style:style style:name="P2" style:family="paragraph" style:parent-style-name="Standard">
      <style:paragraph-properties fo:line-height="100%" fo:text-align="center" style:justify-single-word="false"/>
      <style:text-properties fo:font-variant="normal" fo:text-transform="none" fo:color="#000000" style:font-name="Roboto" fo:font-size="10pt" fo:letter-spacing="normal" fo:font-style="normal" fo:font-weight="bold" officeooo:rsid="0014f1e9" officeooo:paragraph-rsid="0014f1e9" style:font-size-asian="10pt" style:font-weight-asian="bold" style:font-size-complex="10pt" style:font-weight-complex="bold"/>
    </style:style>
    <style:style style:name="P3" style:family="paragraph" style:parent-style-name="Standard">
      <style:paragraph-properties fo:text-align="center" style:justify-single-word="false"/>
      <style:text-properties fo:font-variant="normal" fo:text-transform="none" fo:color="#000000" style:font-name="Roboto" fo:font-size="10pt" fo:letter-spacing="normal" fo:font-style="normal" fo:font-weight="normal" officeooo:rsid="0014f1e9" officeooo:paragraph-rsid="0014f1e9" style:font-size-asian="10pt" style:font-weight-asian="normal" style:font-size-complex="10pt" style:font-weight-complex="normal"/>
    </style:style>
    <style:style style:name="P4" style:family="paragraph" style:parent-style-name="Standard">
      <style:paragraph-properties fo:line-height="100%" fo:text-align="center" style:justify-single-word="false"/>
      <style:text-properties fo:font-variant="normal" fo:text-transform="none" fo:color="#000000" style:font-name="Roboto" fo:font-size="10pt" fo:letter-spacing="normal" fo:font-style="normal" fo:font-weight="normal" officeooo:rsid="0014f1e9" officeooo:paragraph-rsid="0014f1e9" style:font-size-asian="10pt" style:font-weight-asian="normal" style:font-size-complex="10pt" style:font-weight-complex="normal"/>
    </style:style>
    <style:style style:name="P5" style:family="paragraph" style:parent-style-name="Standard">
      <style:paragraph-properties fo:line-height="100%" fo:text-align="justify" style:justify-single-word="false"/>
      <style:text-properties fo:font-variant="normal" fo:text-transform="none" fo:color="#000000" style:font-name="Open sans" fo:font-size="11pt" fo:letter-spacing="normal" fo:font-style="normal" fo:font-weight="normal" officeooo:rsid="0014f1e9" officeooo:paragraph-rsid="0014f1e9" style:font-size-asian="11pt" style:font-weight-asian="normal" style:font-size-complex="11pt" style:font-weight-complex="normal"/>
    </style:style>
    <style:style style:name="P6" style:family="paragraph" style:parent-style-name="Standard">
      <style:paragraph-properties fo:line-height="100%" fo:text-align="center" style:justify-single-word="false"/>
      <style:text-properties fo:font-variant="normal" fo:text-transform="none" fo:color="#000000" style:font-name="Open sans" fo:font-size="10pt" fo:letter-spacing="normal" fo:font-style="normal" fo:font-weight="normal" officeooo:rsid="0014f1e9" officeooo:paragraph-rsid="0014f1e9" style:font-size-asian="10pt" style:font-weight-asian="normal" style:font-size-complex="10pt" style:font-weight-complex="normal"/>
    </style:style>
    <style:style style:name="P7" style:family="paragraph" style:parent-style-name="Standard">
      <style:paragraph-properties fo:line-height="100%" fo:text-align="justify" style:justify-single-word="false"/>
      <style:text-properties fo:font-variant="normal" fo:text-transform="none" fo:color="#000000" style:font-name="Open sans" fo:font-size="10pt" fo:letter-spacing="normal" fo:font-style="normal" fo:font-weight="normal" officeooo:rsid="0014f1e9" officeooo:paragraph-rsid="0014f1e9" style:font-size-asian="10pt" style:font-weight-asian="normal" style:font-size-complex="10pt" style:font-weight-complex="normal"/>
    </style:style>
    <style:style style:name="P8" style:family="paragraph" style:parent-style-name="Standard">
      <style:paragraph-properties fo:line-height="100%" fo:text-align="justify" style:justify-single-word="false"/>
      <style:text-properties fo:font-variant="normal" fo:text-transform="none" fo:color="#000000" style:font-name="Open sans" fo:font-size="10pt" fo:letter-spacing="normal" fo:font-style="normal" fo:font-weight="normal" officeooo:rsid="001969f8" officeooo:paragraph-rsid="001969f8" style:font-size-asian="10pt" style:font-weight-asian="normal" style:font-size-complex="10pt" style:font-weight-complex="normal"/>
    </style:style>
    <style:style style:name="P9" style:family="paragraph" style:parent-style-name="Standard">
      <style:paragraph-properties fo:line-height="100%"/>
      <style:text-properties fo:font-variant="normal" fo:text-transform="none" fo:color="#000000" style:font-name="Open sans" fo:font-size="10pt" fo:letter-spacing="normal" fo:font-style="normal" fo:font-weight="normal" style:font-size-asian="10pt" style:font-size-complex="10pt"/>
    </style:style>
    <style:style style:name="P10" style:family="paragraph" style:parent-style-name="Standard">
      <style:paragraph-properties fo:line-height="100%" fo:text-align="center" style:justify-single-word="false"/>
      <style:text-properties fo:font-variant="normal" fo:text-transform="none" fo:color="#000000" style:font-name="Open sans" fo:font-size="10pt" fo:letter-spacing="normal" fo:font-style="normal" fo:font-weight="bold" officeooo:rsid="001a39d7" officeooo:paragraph-rsid="001a39d7" style:font-size-asian="10pt" style:font-weight-asian="bold" style:font-size-complex="10pt" style:font-weight-complex="bold"/>
    </style:style>
    <style:style style:name="P11" style:family="paragraph" style:parent-style-name="Standard">
      <style:paragraph-properties fo:line-height="100%" fo:text-align="center" style:justify-single-word="false"/>
      <style:text-properties fo:font-variant="normal" fo:text-transform="none" fo:color="#000000" style:font-name="Open sans" fo:font-size="10pt" fo:letter-spacing="normal" fo:font-style="normal" fo:font-weight="bold" officeooo:rsid="0014f1e9" officeooo:paragraph-rsid="0014f1e9" style:font-size-asian="10pt" style:font-weight-asian="bold" style:font-size-complex="10pt" style:font-weight-complex="bold"/>
    </style:style>
    <style:style style:name="P12" style:family="paragraph" style:parent-style-name="Standard">
      <style:paragraph-properties fo:line-height="100%" fo:text-align="justify" style:justify-single-word="false"/>
      <style:text-properties style:font-name="Open sans" fo:font-size="10pt" fo:font-weight="normal" officeooo:paragraph-rsid="0016704e" style:font-size-asian="10pt" style:font-size-complex="10pt"/>
    </style:style>
    <style:style style:name="P13" style:family="paragraph" style:parent-style-name="Standard">
      <style:paragraph-properties fo:margin-top="0cm" fo:margin-bottom="0.499cm" loext:contextual-spacing="false" fo:line-height="100%"/>
      <style:text-properties style:font-name="Open sans" fo:font-size="10pt" officeooo:paragraph-rsid="001820ce" style:font-size-asian="10pt" style:font-size-complex="10pt"/>
    </style:style>
    <style:style style:name="P14" style:family="paragraph" style:parent-style-name="Standard">
      <style:paragraph-properties fo:margin-top="0cm" fo:margin-bottom="0.499cm" loext:contextual-spacing="false" fo:line-height="100%"/>
      <style:text-properties style:font-name="Open sans" fo:font-size="10pt" fo:font-weight="bold" officeooo:paragraph-rsid="001a39d7" style:font-size-asian="10pt" style:font-size-complex="10pt"/>
    </style:style>
    <style:style style:name="P15" style:family="paragraph" style:parent-style-name="Standard">
      <style:paragraph-properties fo:margin-top="0cm" fo:margin-bottom="0.499cm" loext:contextual-spacing="false" fo:line-height="100%"/>
      <style:text-properties style:font-name="Open sans" fo:font-size="10pt" fo:font-weight="bold" officeooo:rsid="001a39d7" officeooo:paragraph-rsid="001a39d7" style:font-size-asian="10pt" style:font-size-complex="10pt"/>
    </style:style>
    <style:style style:name="P16" style:family="paragraph" style:parent-style-name="Standard">
      <style:paragraph-properties fo:margin-top="0cm" fo:margin-bottom="0.499cm" loext:contextual-spacing="false" fo:line-height="100%"/>
      <style:text-properties fo:color="#000000" style:font-name="Open sans" fo:font-size="10pt" officeooo:paragraph-rsid="001820ce" style:font-size-asian="10pt" style:font-size-complex="10pt"/>
    </style:style>
    <style:style style:name="P17" style:family="paragraph" style:parent-style-name="Standard">
      <style:paragraph-properties fo:margin-top="0cm" fo:margin-bottom="0.499cm" loext:contextual-spacing="false" fo:line-height="100%"/>
      <style:text-properties fo:font-variant="normal" fo:text-transform="none" fo:color="#000000" style:font-name="Roboto" fo:font-size="10pt" fo:letter-spacing="normal" fo:font-style="normal" fo:font-weight="normal" officeooo:rsid="0014f1e9" officeooo:paragraph-rsid="001820ce" style:font-size-asian="10pt" style:font-weight-asian="normal" style:font-size-complex="10pt" style:font-weight-complex="normal"/>
    </style:style>
    <style:style style:name="P18" style:family="paragraph" style:parent-style-name="Standard">
      <style:paragraph-properties fo:margin-top="0cm" fo:margin-bottom="0.499cm" loext:contextual-spacing="false" fo:line-height="100%" fo:text-align="justify" style:justify-single-word="false"/>
      <style:text-properties fo:font-variant="normal" fo:text-transform="none" fo:color="#000000" style:font-name="Open sans" fo:font-size="10pt" fo:letter-spacing="normal" fo:font-style="normal" fo:font-weight="bold" officeooo:rsid="0014f1e9" officeooo:paragraph-rsid="001aa2f6" style:font-size-asian="10pt" style:font-weight-asian="normal" style:font-size-complex="10pt" style:font-weight-complex="normal"/>
    </style:style>
    <style:style style:name="P19" style:family="paragraph" style:parent-style-name="Text_20_body">
      <style:paragraph-properties fo:line-height="100%"/>
      <style:text-properties style:font-name="Open sans" fo:font-size="10pt" style:font-size-asian="10pt" style:font-size-complex="10pt"/>
    </style:style>
    <style:style style:name="P20" style:family="paragraph" style:parent-style-name="Text_20_body">
      <style:paragraph-properties fo:line-height="100%"/>
      <style:text-properties style:font-name="Open sans" fo:font-size="10pt" officeooo:paragraph-rsid="001969f8" style:font-size-asian="10pt" style:font-size-complex="10pt"/>
    </style:style>
    <style:style style:name="P21" style:family="paragraph" style:parent-style-name="Text_20_body">
      <style:paragraph-properties fo:line-height="100%"/>
      <style:text-properties fo:font-variant="normal" fo:text-transform="none" fo:color="#000000" style:font-name="Open sans" fo:font-size="10pt" fo:letter-spacing="normal" fo:font-style="normal" fo:font-weight="normal" style:font-size-asian="10pt" style:font-size-complex="10pt"/>
    </style:style>
    <style:style style:name="P22" style:family="paragraph" style:parent-style-name="Text_20_body">
      <style:paragraph-properties fo:line-height="100%"/>
      <style:text-properties fo:color="#000000" style:font-name="Open sans" fo:font-size="10pt" officeooo:paragraph-rsid="001820ce" style:font-size-asian="10pt" style:font-size-complex="10pt"/>
    </style:style>
    <style:style style:name="T1" style:family="text">
      <style:text-properties fo:font-variant="normal" fo:text-transform="none" fo:color="#000000" style:font-name="Open Sans" fo:letter-spacing="normal" fo:font-style="normal" fo:font-weight="normal"/>
    </style:style>
    <style:style style:name="T2" style:family="text">
      <style:text-properties fo:font-variant="normal" fo:text-transform="none" fo:color="#000000" style:font-name="Open Sans" fo:letter-spacing="normal" fo:font-style="normal" fo:font-weight="normal" officeooo:rsid="001a39d7"/>
    </style:style>
    <style:style style:name="T3" style:family="text">
      <style:text-properties fo:font-variant="normal" fo:text-transform="none" fo:color="#000000" fo:letter-spacing="normal" fo:font-style="normal" officeooo:rsid="0016704e" fo:background-color="transparent" loext:char-shading-value="0" style:font-weight-asian="normal" style:font-weight-complex="normal"/>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letter-spacing="normal" fo:font-style="normal" fo:font-weight="normal"/>
    </style:style>
    <style:style style:name="T6" style:family="text">
      <style:text-properties fo:font-weight="bold" style:font-weight-asian="bold" style:font-weight-complex="bold"/>
    </style:style>
    <style:style style:name="T7" style:family="text">
      <style:text-properties fo:font-weight="bold" officeooo:rsid="0016704e" style:font-weight-asian="bold" style:font-weight-complex="bold"/>
    </style:style>
    <style:style style:name="T8" style:family="text">
      <style:text-properties fo:background-color="transparent" loext:char-shading-value="0"/>
    </style:style>
    <style:style style:name="T9" style:family="text">
      <style:text-properties officeooo:rsid="0016704e" fo:background-color="transparent" loext:char-shading-value="0"/>
    </style:style>
    <style:style style:name="T10" style:family="text">
      <style:text-properties officeooo:rsid="001969f8" fo:background-color="transparent" loext:char-shading-value="0"/>
    </style:style>
    <style:style style:name="T11" style:family="text">
      <style:text-properties fo:font-size="10.5pt" fo:background-color="transparent" loext:char-shading-value="0" style:font-size-asian="10.5pt" style:font-size-complex="10.5pt"/>
    </style:style>
    <style:style style:name="T12" style:family="text">
      <style:text-properties style:text-underline-style="solid" style:text-underline-width="auto" style:text-underline-color="font-color" fo:background-color="transparent" loext:char-shading-value="0" style:font-weight-asian="normal" style:font-weight-complex="normal"/>
    </style:style>
    <style:style style:name="T13" style:family="text">
      <style:text-properties style:text-underline-style="solid" style:text-underline-width="auto" style:text-underline-color="font-color" style:font-weight-asian="normal" style:font-weight-complex="normal"/>
    </style:style>
    <style:style style:name="T14" style:family="text">
      <style:text-properties style:text-underline-style="solid" style:text-underline-width="auto" style:text-underline-color="font-color" officeooo:rsid="0016704e" style:font-weight-asian="normal" style:font-weight-complex="normal"/>
    </style:style>
    <style:style style:name="T15" style:family="text">
      <style:text-properties style:font-name="Open Sans" fo:font-weight="normal" fo:background-color="transparent" loext:char-shading-value="0"/>
    </style:style>
    <style:style style:name="T16" style:family="text">
      <style:text-properties fo:color="#000000"/>
    </style:style>
    <style:style style:name="T17" style:family="text">
      <style:text-properties fo:color="#000000" officeooo:rsid="001820ce"/>
    </style:style>
    <style:style style:name="T18" style:family="text">
      <style:text-properties officeooo:rsid="001820ce"/>
    </style:style>
    <style:style style:name="T19" style:family="text">
      <style:text-properties style:font-name="Open Sans1" fo:background-color="transparent" loext:char-shading-value="0"/>
    </style:style>
    <style:style style:name="T20" style:family="text">
      <style:text-properties style:font-name="Open Sans1" fo:font-weight="bold" fo:background-color="transparent" loext:char-shading-value="0"/>
    </style:style>
    <style:style style:name="T21" style:family="text">
      <style:text-properties style:font-name="Open Sans1" fo:font-size="10.5pt" fo:background-color="transparent" loext:char-shading-value="0" style:font-size-asian="10.5pt" style:font-size-complex="10.5pt"/>
    </style:style>
    <style:style style:name="T22" style:family="text">
      <style:text-properties style:font-name="Open Sans1" fo:font-size="10.5pt" fo:font-weight="bold" fo:background-color="transparent" loext:char-shading-value="0" style:font-size-asian="10.5pt" style:font-size-complex="10.5pt"/>
    </style:style>
    <style:style style:name="T23" style:family="text">
      <style:text-properties style:font-name="Open Sans1" fo:font-size="10pt" fo:background-color="transparent" loext:char-shading-value="0" style:font-size-asian="10pt" style:font-size-complex="10pt"/>
    </style:style>
    <style:style style:name="T24" style:family="text">
      <style:text-properties style:font-name="Open Sans1" fo:font-size="10pt" fo:font-weight="bold" fo:background-color="transparent" loext:char-shading-value="0" style:font-size-asian="10pt" style:font-size-complex="10pt"/>
    </style:style>
    <style:style style:name="T25" style:family="text">
      <style:text-properties officeooo:rsid="001a39d7"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8">Formas de trabajo de los equipos de testing en la actualidad</text:span></text:p>
      <text:p text:style-name="P6"><text:span text:style-name="T8"/></text:p>
      <text:p text:style-name="P6"><text:span text:style-name="T8"/></text:p>
      <text:p text:style-name="P10"><text:span text:style-name="T8">Que es el testing</text:span></text:p>
      <text:p text:style-name="P5"><text:span text:style-name="T23">Los </text:span><text:span text:style-name="Strong_20_Emphasis"><text:span text:style-name="T24">testers </text:span></text:span><text:span text:style-name="T23">planifican y llevan a cabo pruebas de software de los ordenadores para comprobar si funcionan correctamente. Identifican el riesgo de sufrir errores de un software, detectan errores y los comunican. Evalúan el funcionamiento general del software y sugieren formas de mejorarlo.</text:span></text:p>
      <text:p text:style-name="P8"><text:span text:style-name="T8">Comenzó llevado por el concepto de hacer y luego probar lo hecho, pero en las últimos años las metodologías ágiles han traído nuevas formas de pensar en el testing.</text:span></text:p>
      <text:p text:style-name="P8"><text:span text:style-name="T8"/></text:p>
      <text:p text:style-name="P6"><text:span text:style-name="T8"/></text:p>
      <text:p text:style-name="P10"><text:span text:style-name="T8">Gestion tradicional</text:span></text:p>
      <text:p text:style-name="P7"><text:span text:style-name="T8">En la Gestión Tradicional es muy común encontrar una fuerte etapa de programación de un módulo (o proyecto completo). Una vez terminada se pasa el código al equipo de testing para verificación de calidad, luego se hace el <text:s/>testing, y </text:span><text:span text:style-name="T10">después</text:span><text:span text:style-name="T8"> todos los defectos encontrados se pasan a desarrollo para bug fixing o estabilización del proyecto.</text:span></text:p>
      <text:p text:style-name="P7"><text:span text:style-name="T8">Entre los problemas esta el acotado tiempo para hacer el testing, que puede empeorar si se demora el desarrollo y no se puede mover la fecha de entrega. Y que el equipo desarrollador no se siente responsable del testing.</text:span></text:p>
      <text:p text:style-name="P11"><text:span text:style-name="T8"/></text:p>
      <text:p text:style-name="P10"><text:span text:style-name="T8">Metodologias agiles</text:span></text:p>
      <text:p text:style-name="P7"><text:span text:style-name="T8">Por otro lado en equipos Scrum se recomienda que los miembros del equipo puedan tomar cualquier tarea por igual, incluso el testing. Si bien puede haber especialistas en testing, todo el equipo es responsable de la tarea y de la calidad.</text:span></text:p>
      <text:p text:style-name="P7"><text:span text:style-name="T8">El trabajo del especialista en testing (y de todo el equipo Scrum) está mayormente orientado a prevenir errores. Trabaja desde el inicio en la correcta especificación de los requerimientos, criterios de aceptación y casos de prueba. </text:span></text:p>
      <text:p text:style-name="P7"><text:span text:style-name="T8"/></text:p>
      <text:p text:style-name="P18"><text:span text:style-name="T15">En las metodologías ágiles el trabajo del Tester tiene un enfoque más preventivo que reactivo. Participan en la buena especificación y diseño de los requerimientos para evitar que ciertos defectos ocurran. Para esto deben trabajar de cerca con el Product Owners para la elaboración de los Criterios de Aceptación y considerar todos los casos alternativos posibles (situaciones de error, etc). Una tarea más relacionada con el análisis funcional. También deben trabajar de cerca con los Developers durante el desarrollo de los requerimientos.</text:span></text:p>
      <text:p text:style-name="P6"><text:span text:style-name="T8"/></text:p>
      <text:p text:style-name="P10"><text:span text:style-name="T8">Practicas mas comunes</text:span></text:p>
      <text:p text:style-name="P7"><text:span text:style-name="T8">En la práctica la mayorría de las empresas tienen bien diferenciado el rol de developer y el rol de tester. Es muy común que los testers no sepan programar y que los developers no estén dispuestos a hacer el trabajo de testing. Son pocos los casos donde encuentro buena disposición para hacer ambas cosas.</text:span></text:p>
      <text:p text:style-name="P7"><text:span text:style-name="T8">Es más común encontrar </text:span><text:span text:style-name="T9">empresas</text:span><text:span text:style-name="T8"> donde testing es un departamento separado, es decir, no es parte del mismo equipo (También, una práctica no recomendada)</text:span></text:p>
      <text:p text:style-name="P7"><text:span text:style-name="T8"/></text:p>
      <text:p text:style-name="P12"><text:span text:style-name="T3">En esos casos se suele encontrar esta estrategia: </text:span><text:span text:style-name="T12">Ciclo de Dos Sprints (estilo Cascada):</text:span></text:p>
      <text:p text:style-name="P20">Durante el primer Sprint el equipo de desarrollo está programando la funcionalidad mientras el equipo de testing está escribiendo el plan de testing -casos de prueba, test cases-.</text:p>
      <text:p text:style-name="P20">Durante el segundo Sprint, el equipo de desarrollo está programando las funcionalidades del nuevo Sprint mientras el equipo de testing está testeando lo que fue programado en el Sprint anterior. Al mismo tiempo debe preparar los test cases para el trabajo del Sprint siguiente.</text:p>
      <text:p text:style-name="P19">El equipo de desarrollo, además de programar nuevas funcionalidades tiene que arreglar los defectos que encuentra el equipo de testing del trabajo del Sprint anterior.</text:p>
      <text:p text:style-name="P21"><text:span text:style-name="T14">Un sprin tipo cascada:</text:span><text:span text:style-name="T7"> </text:span>Siendo más estrictos y con el objetivo de tener software funcionando en cada iteración, el equipo de desarrollo intenta comprimir el enfoque anterior dentro de los límites de un Sprint: primero programa la funcionalidad y luego testing la verifique todo dentro del mismo Sprint.</text:p>
      <text:p text:style-name="P19"><text:soft-page-break/><text:span text:style-name="T4">Como consecuencia, los primeros días el tester no está aplicado a la tarea de Testing. Hasta tanto no esté programada la primera funcionalidad. </text:span>También implica que los desarrolladores planifiquen menos trabajo para el Sprint.</text:p>
      <text:p text:style-name="P21">Una forma de agilizar el proceso consiste en tomar porciones de funcionalidades más pequeñas. Así se minimizan los tiempos no productivos. Para lo cual se hace un trabajo previo de refinamiento y slicing, <text:span text:style-name="T18">pero hay funcionalidades que no son tan pequeñas.</text:span></text:p>
      <text:p text:style-name="P22"><text:span text:style-name="T5">Para optimizar el tiempo de ambos roles, el equipo intenta maximizar la cantidad de trabajo comprometido en el Sprint y esperar poder terminar todo dentro del mismo (Wishful Thinking). Esta práctica impacta en el resultado del Sprint. No se completa al 100%, sino que quede un margen de Carry Over al siguiente Sprint.</text:span></text:p>
      <text:p text:style-name="P22">Cuando Testing encuentra más bugs de los esperados, pone el riesgo el Sprint siguiente.</text:p>
      <text:p text:style-name="P22"/>
      <text:p text:style-name="P9">El problema se resuelve con un robusto enfoque en <text:span text:style-name="T13">automatización</text:span><text:span text:style-name="T6"> </text:span>de casos de prueba. Mientras el developer desarrolla la funcionalidad el tester desarrolla casos de prueba automatizados que verifican que la funcionalidad haga lo que se espera.</text:p>
      <text:p text:style-name="P16">La ejecución del caso de prueba es muy rápida y se puede ejecutar repetidas veces sin consumir tiempo de las personas, además de que puede ser ejecutada por el Developer o ser ejecutada automáticamente al momento del commit de código.</text:p>
      <text:p text:style-name="P16">Aquí es donde las prácticas de ATTD, TDD y PP se ven más aplicadas, como así también el sentido de responsabilidad compartida por la calidad y por todas las partes del proceso de desarrollo.</text:p>
      <text:p text:style-name="P13"><text:span text:style-name="T17">Aun que se trata de una importante mejora debe hacerceteniendo en cuenta que: </text:span><text:span text:style-name="T16">Requiere de un equipo maduro, </text:span><text:span text:style-name="T17">p</text:span><text:span text:style-name="T16">uede ser c</text:span>omplejo, dependiendo de la tecnología.<text:span text:style-name="T18">y que l</text:span>os test automatizados no reemplazan por completo el test manual.</text:p>
      <text:p text:style-name="P14"><text:span text:style-name="T25"/></text:p>
      <text:p text:style-name="P14"><text:span text:style-name="T25">Conclusion:</text:span></text:p>
      <text:p text:style-name="P14"><text:span text:style-name="T2">En muchas pates todavia estan mas presentes las metodologias tradicionales que tienen el enfoque de separar cada proceso y cada especialista por su lado, lo que crea bastante re-trabajo y tiempo oscioco.</text:span></text:p>
      <text:p text:style-name="P15"><text:span text:style-name="T1">Pero las metodologias agiles, aun que tienen mejor rendimiento son dificiles de aplicar por que requieren de un equipo maduro con muy buena comunicación, y gente que conzca aun que sea un poco de cada parte del proyecto. Ademas del costo que implica el cambio de paradigma para la gente ya acostumbrada a trabajar de otra forma.</text:span></text:p>
      <text:p text:style-name="P15"><text:span text:style-name="T1"/></text:p>
      <text:p text:style-name="P14"><text:span text:style-name="T1"/></text:p>
      <text:p text:style-name="P17"><text:span text:style-name="T8"/></text:p>
      <text:p text:style-name="P1"><text:span text:style-name="T8">Bibliografia</text:span></text:p>
      <text:p text:style-name="P4"><text:span text:style-name="T8"/></text:p>
      <text:p text:style-name="P4"><text:a xlink:type="simple" xlink:href="https://es.wikipedia.org/wiki/Pruebas_de_software#Referencias" text:style-name="Internet_20_link" text:visited-style-name="Visited_20_Internet_20_Link"><text:span text:style-name="T8">https://es.wikipedia.org/wiki/Pruebas_de_software#Referencias</text:span></text:a></text:p>
      <text:p text:style-name="P4"><text:span text:style-name="T8"/></text:p>
      <text:p text:style-name="P4"><text:span text:style-name="T8"/></text:p>
      <text:p text:style-name="P4"><text:a xlink:type="simple" xlink:href="https://bbvaopen4u.com/es/actualidad/que-es-qa-y-por-que-no-debe-faltar-en-tu-proyecto" text:style-name="Internet_20_link" text:visited-style-name="Visited_20_Internet_20_Link"><text:span text:style-name="T8">https://bbvaopen4u.com/es/actualidad/que-es-qa-y-por-que-no-debe-faltar-en-tu-proyecto</text:span></text:a></text:p>
      <text:p text:style-name="P4"><text:span text:style-name="T8"/></text:p>
      <text:p text:style-name="P4"><text:a xlink:type="simple" xlink:href="http://www.caminoagil.com/2016/08/06/estrategias-de-testing-en-equipos-scrum/" text:style-name="Internet_20_link" text:visited-style-name="Visited_20_Internet_20_Link"><text:span text:style-name="T8">http://www.caminoagil.com/2016/08/06/estrategias-de-testing-en-equipos-scrum/</text:span></text:a></text:p>
      <text:p text:style-name="P3"><text:span text:style-name="T8"/></text:p>
      <text:p text:style-name="P3"><text:span text:style-name="T8"/></text:p>
      <text:p text:style-name="P3"><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tyle:font-face style:name="Open Sans1" svg:font-family="'Open Sans', sans-serif"/>
    <style:font-face style:name="Roboto" svg:font-family="Roboto, Arial, sans-serif"/>
    <style:font-face style:name="Open sans" svg:font-family="'Ope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8:06:41.657953167</meta:creation-date>
    <meta:generator>LibreOffice/6.0.7.3$Linux_X86_64 LibreOffice_project/00m0$Build-3</meta:generator>
    <dc:date>2020-05-03T22:53:21.241631687</dc:date>
    <meta:editing-duration>PT6M10S</meta:editing-duration>
    <meta:editing-cycles>2</meta:editing-cycles>
    <meta:document-statistic meta:table-count="0" meta:image-count="0" meta:object-count="0" meta:page-count="2" meta:paragraph-count="34" meta:word-count="968" meta:character-count="6187" meta:non-whitespace-character-count="5251"/>
  </office:meta>
</office:document-meta>
</file>